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noki" svg:font-family="mononoki, 'Meslo LG S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0ef1" officeooo:paragraph-rsid="00000ef1" style:font-weight-asian="bold" style:font-weight-complex="bold"/>
    </style:style>
    <style:style style:name="P2" style:family="paragraph" style:parent-style-name="Preformatted_20_Text">
      <style:text-properties officeooo:rsid="00000ef1" officeooo:paragraph-rsid="00000ef1"/>
    </style:style>
    <style:style style:name="P3" style:family="paragraph" style:parent-style-name="Preformatted_20_Text">
      <style:text-properties officeooo:rsid="0000dcd7" officeooo:paragraph-rsid="0000dcd7"/>
    </style:style>
    <style:style style:name="P4" style:family="paragraph" style:parent-style-name="Preformatted_20_Text">
      <style:text-properties officeooo:rsid="0000dcd7" officeooo:paragraph-rsid="00024b2d"/>
    </style:style>
    <style:style style:name="P5" style:family="paragraph" style:parent-style-name="Preformatted_20_Text">
      <style:text-properties officeooo:rsid="0000dcd7" officeooo:paragraph-rsid="000b3a9c"/>
    </style:style>
    <style:style style:name="P6" style:family="paragraph" style:parent-style-name="Preformatted_20_Text">
      <style:text-properties officeooo:rsid="0000dcd7" officeooo:paragraph-rsid="0010c3dd"/>
    </style:style>
    <style:style style:name="P7" style:family="paragraph" style:parent-style-name="Preformatted_20_Text">
      <style:text-properties officeooo:paragraph-rsid="00024b2d"/>
    </style:style>
    <style:style style:name="P8" style:family="paragraph" style:parent-style-name="Preformatted_20_Text">
      <style:text-properties officeooo:rsid="000a8c62" officeooo:paragraph-rsid="000a8c62"/>
    </style:style>
    <style:style style:name="P9" style:family="paragraph" style:parent-style-name="Preformatted_20_Text">
      <style:text-properties officeooo:rsid="000b017f" officeooo:paragraph-rsid="000b017f"/>
    </style:style>
    <style:style style:name="P10" style:family="paragraph" style:parent-style-name="Preformatted_20_Text">
      <style:text-properties officeooo:rsid="000b3a9c" officeooo:paragraph-rsid="000b3a9c"/>
    </style:style>
    <style:style style:name="P11" style:family="paragraph" style:parent-style-name="Preformatted_20_Text">
      <style:text-properties officeooo:paragraph-rsid="000b3a9c"/>
    </style:style>
    <style:style style:name="P12" style:family="paragraph" style:parent-style-name="Preformatted_20_Text">
      <style:text-properties officeooo:rsid="000d23c6" officeooo:paragraph-rsid="000d23c6"/>
    </style:style>
    <style:style style:name="P13" style:family="paragraph" style:parent-style-name="Preformatted_20_Text">
      <style:text-properties officeooo:rsid="000ef95c" officeooo:paragraph-rsid="000ef95c"/>
    </style:style>
    <style:style style:name="P14" style:family="paragraph" style:parent-style-name="Preformatted_20_Text">
      <style:text-properties officeooo:rsid="000ef95c" officeooo:paragraph-rsid="0010c3dd"/>
    </style:style>
    <style:style style:name="P15" style:family="paragraph" style:parent-style-name="Preformatted_20_Text">
      <style:text-properties officeooo:rsid="0010c3dd" officeooo:paragraph-rsid="0010c3dd"/>
    </style:style>
    <style:style style:name="P16" style:family="paragraph" style:parent-style-name="Preformatted_20_Text">
      <style:text-properties officeooo:paragraph-rsid="0010c3dd"/>
    </style:style>
    <style:style style:name="P17" style:family="paragraph" style:parent-style-name="Preformatted_20_Text">
      <style:text-properties officeooo:rsid="00124fbb" officeooo:paragraph-rsid="00124fbb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000ef1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000ef1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officeooo:rsid="0000dcd7"/>
    </style:style>
    <style:style style:name="T4" style:family="text">
      <style:text-properties fo:color="#000000" style:text-underline-style="solid" style:text-underline-width="auto" style:text-underline-color="font-color" officeooo:rsid="000ef95c"/>
    </style:style>
    <style:style style:name="T5" style:family="text">
      <style:text-properties fo:color="#000000" style:text-underline-style="solid" style:text-underline-width="auto" style:text-underline-color="font-color" officeooo:rsid="00124fbb"/>
    </style:style>
    <style:style style:name="T6" style:family="text">
      <style:text-properties fo:color="#000000" style:text-underline-style="solid" style:text-underline-width="auto" style:text-underline-color="font-color" officeooo:rsid="00131012"/>
    </style:style>
    <style:style style:name="T7" style:family="text">
      <style:text-properties fo:color="#000000" officeooo:rsid="00000ef1"/>
    </style:style>
    <style:style style:name="T8" style:family="text">
      <style:text-properties fo:color="#000000" officeooo:rsid="0000dcd7"/>
    </style:style>
    <style:style style:name="T9" style:family="text">
      <style:text-properties fo:color="#000000" officeooo:rsid="00024b2d"/>
    </style:style>
    <style:style style:name="T10" style:family="text">
      <style:text-properties fo:color="#000000" officeooo:rsid="000878cb"/>
    </style:style>
    <style:style style:name="T11" style:family="text">
      <style:text-properties fo:color="#000000" officeooo:rsid="000b017f"/>
    </style:style>
    <style:style style:name="T12" style:family="text">
      <style:text-properties fo:color="#000000" officeooo:rsid="000b3a9c"/>
    </style:style>
    <style:style style:name="T13" style:family="text">
      <style:text-properties fo:color="#000000" officeooo:rsid="000d23c6"/>
    </style:style>
    <style:style style:name="T14" style:family="text">
      <style:text-properties fo:color="#000000" officeooo:rsid="00124fbb"/>
    </style:style>
    <style:style style:name="T15" style:family="text">
      <style:text-properties fo:color="#800000"/>
    </style:style>
    <style:style style:name="T16" style:family="text">
      <style:text-properties fo:color="#008000"/>
    </style:style>
    <style:style style:name="T17" style:family="text">
      <style:text-properties officeooo:rsid="000d23c6"/>
    </style:style>
    <style:style style:name="T18" style:family="text">
      <style:text-properties officeooo:rsid="0010c3dd"/>
    </style:style>
    <style:style style:name="T19" style:family="text">
      <style:text-properties officeooo:rsid="00124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7">Постановка задачи</text:span></text:p>
      <text:p text:style-name="P19"><text:span text:style-name="T2"><text:tab/>* Высокая</text:span><text:span text:style-name="T1"> </text:span><text:span text:style-name="T2">формальная</text:span><text:span text:style-name="T1"> </text:span><text:span text:style-name="T2">точность</text:span><text:span text:style-name="T1"> </text:span><text:span text:style-name="T2">Hipparcos</text:span><text:span text:style-name="T1"> и </text:span><text:span text:style-name="T2">TGAS. </text:span><text:span text:style-name="T6">Что вызывает дополнительное внимание к этим каталогам.</text:span></text:p>
      <text:p text:style-name="P18"><text:span text:style-name="T2"><text:s/><text:tab/>* Существуют</text:span><text:span text:style-name="T1"> </text:span><text:span text:style-name="T2">указания</text:span><text:span text:style-name="T1">, </text:span><text:span text:style-name="T2">на</text:span><text:span text:style-name="T1"> </text:span><text:span text:style-name="T2">систематические</text:span><text:span text:style-name="T1"> </text:span><text:span text:style-name="T2">ошибки</text:span><text:span text:style-name="T1"> </text:span><text:span text:style-name="T2">параллаксов </text:span><text:span text:style-name="T4">Hipparcos</text:span><text:span text:style-name="T1">, </text:span><text:span text:style-name="T2">притом</text:span><text:span text:style-name="T1"> </text:span><text:span text:style-name="T2">значительные</text:span><text:span text:style-name="T1"> (</text:span><text:span text:style-name="T2">сравнение</text:span><text:span text:style-name="T1"> с </text:span><text:span text:style-name="T2">данными</text:span><text:span text:style-name="T1"> Hubble, </text:span><text:span text:style-name="T15">\cite</text:span><text:span text:style-name="T1">{book:</text:span><text:span text:style-name="T2">habble</text:span><text:span text:style-name="T1">})</text:span></text:p>
      <text:p text:style-name="P18"><text:span text:style-name="T3"><text:tab/>* Кроме того, сравнение параллаксов, является стандартной астрометрической задачей, как сревнение координат и собственных движений. </text:span><text:span text:style-name="T2">Впервые появилась</text:span><text:span text:style-name="T1"> </text:span><text:span text:style-name="T2">возможность</text:span><text:span text:style-name="T1"> </text:span><text:span text:style-name="T2">сравнить</text:span><text:span text:style-name="T1"> </text:span><text:span text:style-name="T2">параллаксы</text:span><text:span text:style-name="T1"> </text:span><text:span text:style-name="T8">для столь большого числа звезд </text:span><text:span text:style-name="T1">(</text:span><text:span text:style-name="T2">ранее</text:span><text:span text:style-name="T1"> </text:span><text:span text:style-name="T2">только</text:span><text:span text:style-name="T1"> </text:span><text:span text:style-name="T2">координаты</text:span><text:span text:style-name="T1"> и с.д.)</text:span><text:span text:style-name="T2">.</text:span></text:p>
      <text:p text:style-name="Standard"/>
      <text:p text:style-name="P1">Актуальность.</text:p>
      <text:p text:style-name="P2"><text:span text:style-name="T2">Первый релиз миссия</text:span><text:span text:style-name="T1"> </text:span><text:span text:style-name="T2">Gaia</text:span><text:span text:style-name="T1"> (</text:span><text:span text:style-name="T2">TGAS</text:span><text:span text:style-name="T1">) был в 2016 году, второй релиз -- совсем не давно -- в апреле. Понятно, что это самые свежие данные. </text:span></text:p>
      <text:p text:style-name="P2"/>
      <text:p text:style-name="P12">3</text:p>
      <text:p text:style-name="P12">* Каталог Hipparcos содержит почти 120 тысяч объекста</text:p>
      <text:p text:style-name="P12"><text:span text:style-name="T8">* Подкаталог TGAS – </text:span><text:span text:style-name="T9">Астрометрическое решение для звезд </text:span><text:span text:style-name="T1">отнаблюдаемых gaia и</text:span><text:span text:style-name="T9"> отождествлённых с </text:span><text:span text:style-name="T1">каталогами </text:span>Tycho-2 и Hipparcos. С Tycho-2 было отождествлено почти 2 милиона звезд, с Hipparcos 93 тысячи. </text:p>
      <text:p text:style-name="P12">* Благодоря тому, что в TGAS есть идентификаторы звезд из hipparcos, мы можем составить каталог из пересечения hip и tgas. </text:p>
      <text:p text:style-name="P12"><text:tab/>Будем называть его Объединённый каталогом, т.к. в нем будут поля из обоих каталогов. </text:p>
      <text:p text:style-name="P12"><text:tab/>Пригодных для анализа 90 283 объекта, у них параллаксы больше 0.</text:p>
      <text:p text:style-name="P12">* Разность паралаксов и их ошибки будем считать по формкулам 1. Стоит заметить. Что мы вычитаем из параллаксов Hipparcos параллаксы TGAS.</text:p>
      <text:p text:style-name="P7"/>
      <text:p text:style-name="P12"><text:span text:style-name="T1">4</text:span></text:p>
      <text:p text:style-name="P4"><text:span text:style-name="T1"></text:span><text:span text:style-name="T13">Визуализируем распределение звезд нашего объединённого каталога. Распределение в экваториальной СК. Какие либо сгущения не наблюдаются, распределение равномерно. В других системах координат аналогичная картина.</text:span></text:p>
      <text:p text:style-name="P4"/>
      <text:p text:style-name="P4"><text:span text:style-name="T1"/></text:p>
      <text:p text:style-name="P10">5</text:p>
      <text:p text:style-name="P10">Далее, рассмотрим гистограммы <text:span text:style-name="T17">для </text:span>разности параллаксов и её же, взятой по модулу. На левой гистограмме заметен сдвиг в положительную сторону.</text:p>
      <text:p text:style-name="P4"><text:span text:style-name="T1"/></text:p>
      <text:p text:style-name="P10">6</text:p>
      <text:p text:style-name="P10">Посчитали общие статистики по нашему объединённому каталогу.</text:p>
      <text:p text:style-name="P10">Стоит обратить внимание, на медиану разностей параллаксов, она чуть нуля. Так же <text:s/>максимальное значение разностей параллаксов равно 90. учитывая что 75 перцентиль отличается, чуть ли не на два порядка, можем предположить, что есть какие-то интересные выбросы. Визуализируем несколько распределений по небесной сфере. </text:p>
      <text:p text:style-name="P3"><text:span text:style-name="T1"/></text:p>
      <text:p text:style-name="P5"><text:span text:style-name="T12">7</text:span></text:p>
      <text:p text:style-name="P11"><text:span text:style-name="T12">Для визуализации воскользуемся проекцией </text:span><text:span text:style-name="T8">Хаммер-Айтофа </text:span><text:span text:style-name="T12">или Хаммера (в зависимости от источника)</text:span><text:span text:style-name="T8"> – </text:span><text:span text:style-name="T12">является равновеликой проекцией, т. к. в ней сохранятся площади. На рисунке приведён пример проекции с эллипсами равных площадей. </text:span><text:span text:style-name="T2">Эта</text:span><text:span text:style-name="T1"> </text:span><text:span text:style-name="T2">проекция</text:span><text:span text:style-name="T1"> </text:span><text:span text:style-name="T2">была</text:span><text:span text:style-name="T1"> </text:span><text:span text:style-name="T2">принята</text:span><text:span text:style-name="T1"> в </text:span><text:span text:style-name="T2">качестве</text:span><text:span text:style-name="T1"> </text:span><text:span text:style-name="T2">основной</text:span><text:span text:style-name="T1"> в </text:span><text:span text:style-name="T2">описании</text:span><text:span text:style-name="T1"> </text:span><text:span text:style-name="T12">проекта </text:span><text:span text:style-name="T2">Hipparcos.</text:span><text:span text:style-name="T8"> </text:span></text:p>
      <text:p text:style-name="P3"/>
      <text:p text:style-name="P10">8</text:p>
      <text:p text:style-name="P10">Визуализируем распределение по небесной сфере объекты, для которых подуль разности параллаксов больше 3 их ошибок – <text:span text:style-name="T8">1954</text:span></text:p>
      <text:p text:style-name="P11"/>
      <text:p text:style-name="P10">9</text:p>
      <text:p text:style-name="P11"><text:span text:style-name="T8">А</text:span><text:span text:style-name="T12">налоггичным образом видуализируем объекты, для которых модуль разности параллаксов больше 3 среднеквадратических отклонений - </text:span><text:span text:style-name="T1">873</text:span></text:p>
      <text:p text:style-name="P5"><text:span text:style-name="T1"></text:span></text:p>
      <text:p text:style-name="P5"><text:span text:style-name="T11">10</text:span></text:p>
      <text:p text:style-name="P8"><text:span text:style-name="T1">Визуализируем звезды, модуль разности параллаксов которых больше 99.9 перцентиль. </text:span><text:span text:style-name="T11">На гистограмме интересно отметить, что имеется несколько разносстей параллаксов в районе 90, 60, 50.</text:span></text:p>
      <text:p text:style-name="P9"><text:soft-page-break/></text:p>
      <text:p text:style-name="P9"><text:span text:style-name="T1">11</text:span></text:p>
      <text:p text:style-name="P9"><text:span text:style-name="T1">Так же визуализируем их на сферу. Тут так же сильных, сгущений не наблюдается</text:span></text:p>
      <text:p text:style-name="P3"><text:span text:style-name="T1"></text:span></text:p>
      <text:p text:style-name="P9"><text:span text:style-name="T1">12.</text:span></text:p>
      <text:p text:style-name="P9"><text:span text:style-name="T1">Перейдём к поиску систематических различий. </text:span></text:p>
      <text:p text:style-name="P9"><text:span text:style-name="T1">Для работы со сферическими функциями, нам потребуется разбить сферу на равные по площадки. Для этой цели мы воспользуемся разбиением HEALPix,которое обладает следующими свойствами.</text:span></text:p>
      <text:p text:style-name="P3"><text:span text:style-name="T1">* </text:span><text:span text:style-name="T10">12 базовых пикселей, </text:span><text:span text:style-name="T11">дальнейшее деление производится с помощью </text:span><text:span text:style-name="T10">деление базовых пикселей.</text:span></text:p>
      <text:p text:style-name="P3"><text:span text:style-name="T10">* </text:span><text:span text:style-name="T11">П</text:span><text:span text:style-name="T10">лощади пикселей при заданном разрешении идентичны</text:span></text:p>
      <text:p text:style-name="P3"><text:span text:style-name="T10">* </text:span><text:span text:style-name="T11">П</text:span><text:span text:style-name="T10">иксели распределены по линиям постоянной широты</text:span></text:p>
      <text:p text:style-name="P9"><text:span text:style-name="T10">Н</text:span><text:span text:style-name="T1">а рисунке пример деления сферы на 12,48,192,768 пикселей.</text:span></text:p>
      <text:p text:style-name="P9"><text:span text:style-name="T1">13</text:span></text:p>
      <text:p text:style-name="P13">Пример проекции сферы HEALPix</text:p>
      <text:p text:style-name="P13"/>
      <text:p text:style-name="P13">14</text:p>
      <text:p text:style-name="P13">Построим распределение разности параллаксов. На рисунке изображена эклиптическая СК. Замечаем, что есть некоторая закономерность -- у эклиптических полюсов разность параллаксов меньше,чем на экваторе. Воспользуемся сферическими функциями с разложим модуль разности параллаксов на сферические гармоники.</text:p>
      <text:p text:style-name="P13"/>
      <text:p text:style-name="P13">15</text:p>
      <text:p text:style-name="P13">формула 2 это есть разложение по сферическим функциям. Формулы 3-6 описывают сферические фуункции, не будем на них останавливаться.</text:p>
      <text:p text:style-name="P13"/>
      <text:p text:style-name="P13">16</text:p>
      <text:p text:style-name="P13">Визуализируем распределение первых 17 сферических функций. 0 – константа, её распределение тоже будет константой, для визуаллизации не интересна.</text:p>
      <text:p text:style-name="P13"/>
      <text:p text:style-name="P13">17</text:p>
      <text:p text:style-name="P13">С помощью метода наименьших квадратов, мы получаем коэфиченты разложения – сферические гармоники для эклиптической системы координат. Заметно, что нулевая и четвертая гармоника сильно выделяются на фоне остальных.</text:p>
      <text:p text:style-name="P13"/>
      <text:p text:style-name="P13">18</text:p>
      <text:p text:style-name="P13">Выведем статистически значимые коэффициенты разложения.</text:p>
      <text:p text:style-name="P14">Заметно, что нулевая гармоника в 6 раз больше четвертой. А четвертая,как минимум в 3 раза больше всех остальных. Видно, что основной вклад вносят именно нулевая и четвертая гармоника. <text:span text:style-name="T18">Визуализируем распределение значимых гармоник.</text:span></text:p>
      <text:p text:style-name="P14"/>
      <text:p text:style-name="P13">19</text:p>
      <text:p text:style-name="P15">Т.к. основной вклад вноят 0 и 4 гормоника, то распределение имеет характерные особенности. А именно значение на эклиптичеком экваторе больше, на полюсах меньше. Это нам говорит о то,что если мы возьмём какую-то объект из Hipparcos, то в сравнении с данными tgas систематический сдвиг параллаксов на эклиптиеском экваторе будет больше, чем на полюсах. Подобная зависимость от широты, скорее всего связана с методом наблюдения.</text:p>
      <text:p text:style-name="P15">Разложим на сферические функции ошибку разностей параллаксов.</text:p>
      <text:p text:style-name="P15"/>
      <text:p text:style-name="P15">20</text:p>
      <text:p text:style-name="P15">Стоит отметить, что у ошибок параллаксов тоже имеются ярковыраженные нулевая и четвертая гармоника. Нулева в 7 раз больше четвертой,, а ветвертая в свою очередь в 2.5 раза больше всех остальных. </text:p>
      <text:p text:style-name="P15">Мы видим, что у экватора ошибки больше, чем на полюсах. А от чего зависят ошибки? От числа наблюдений. Выведем распределение числа наблюдений звезд аппаратом Hipparcos.</text:p>
      <text:p text:style-name="P15"/>
      <text:p text:style-name="P15">21</text:p>
      <text:p text:style-name="P16"><text:span text:style-name="T18">Дейтстельно, распределение имеет схожие черты. На экваторе наблюдений было меньше, вблизи полюсов больше. Корреляция цисла наблюдений с подулем разности параллакос равна -0.553, а между ошибкой разности параллаксов -0.445.Что говорит об обратной зависимости. Для большей уверенности разложим среднеквадратичное </text:span><text:soft-page-break/><text:span text:style-name="T18">отклонение разности параллаксов по сферическим функциям и выведем распределение главных гармоник.</text:span></text:p>
      <text:p text:style-name="P16"/>
      <text:p text:style-name="P15">22</text:p>
      <text:p text:style-name="P15">Мы видим, что <text:span text:style-name="T19">среднеквадратичные отклонения у экваторов больше, чем у полюсов.</text:span></text:p>
      <text:p text:style-name="P6"/>
      <text:p text:style-name="P17">23</text:p>
      <text:p text:style-name="P8">Заключение.</text:p>
      <text:p text:style-name="P3"><text:span text:style-name="T1"><text:s text:c="2"/></text:span><text:span text:style-name="T15">\item</text:span><text:span text:style-name="T1"> </text:span><text:span text:style-name="T2">Звезды</text:span><text:span text:style-name="T1"> </text:span><text:span text:style-name="T2">по</text:span><text:span text:style-name="T1"> </text:span><text:span text:style-name="T2">Hipparcos</text:span><text:span text:style-name="T1"> </text:span><text:span text:style-name="T2">ближе</text:span><text:span text:style-name="T1"> </text:span><text:span text:style-name="T2">на</text:span><text:span text:style-name="T1"> </text:span><text:span text:style-name="T16">$6\%$</text:span><text:span text:style-name="T1">.</text:span></text:p>
      <text:p text:style-name="P18"><text:span text:style-name="T1"><text:s text:c="2"/></text:span><text:span text:style-name="T15">\item</text:span><text:span text:style-name="T1"> </text:span><text:span text:style-name="T2">Cистематически</text:span><text:span text:style-name="T1"> </text:span><text:span text:style-name="T2">параллаксы</text:span><text:span text:style-name="T1"> </text:span><text:span text:style-name="T2">сильно</text:span><text:span text:style-name="T1"> </text:span><text:span text:style-name="T2">не</text:span><text:span text:style-name="T1"> </text:span><text:span text:style-name="T2">различаются</text:span><text:span text:style-name="T1"> <text:s/></text:span></text:p>
      <text:p text:style-name="P18"><text:span text:style-name="T1"><text:s text:c="2"/></text:span><text:span text:style-name="T15">\item</text:span><text:span text:style-name="T1"> </text:span><text:span text:style-name="T14">мы нашли сильную з</text:span><text:span text:style-name="T2">акономерность</text:span><text:span text:style-name="T1"> в </text:span><text:span text:style-name="T2">распределении</text:span><text:span text:style-name="T1"> </text:span><text:span text:style-name="T2">модуля</text:span><text:span text:style-name="T1"> </text:span><text:span text:style-name="T2">отклонения</text:span><text:span text:style-name="T1"> </text:span><text:span text:style-name="T2">разности</text:span><text:span text:style-name="T1"> </text:span><text:span text:style-name="T2">параллаксов </text:span><text:span text:style-name="T5">а так же среднеквадратичного отклонения, которая показывает, что районе эклиптических полюсов эти величины меньше, чем у экватора.</text:span><text:span text:style-name="T1"> -- </text:span><text:span text:style-name="T2">закон</text:span><text:span text:style-name="T1"> </text:span><text:span text:style-name="T2">вращения</text:span><text:span text:style-name="T1"> </text:span><text:span text:style-name="T2">спутника</text:span><text:span text:style-name="T1"> </text:span><text:span text:style-name="T2">Hipparcos, </text:span><text:span text:style-name="T5">чем больше было наблюдений тем меньше разность параллаксов и тем меньше среднеквадратичное отклонение</text:span><text:span text:style-name="T1"> —</text:span><text:span text:style-name="T14">Что заставляет задуматься над тем, что</text:span><text:span text:style-name="T1"> в </text:span><text:span text:style-name="T2">TGAS</text:span><text:span text:style-name="T1"> </text:span><text:span text:style-name="T2">использовались</text:span><text:span text:style-name="T1"> </text:span><text:span text:style-name="T2">данные</text:span><text:span text:style-name="T1"> </text:span><text:span text:style-name="T2">из</text:span><text:span text:style-name="T1"> </text:span><text:span text:style-name="T2">Hipparcos</text:span><text:span text:style-name="T1">.</text:span></text:p>
      <text:p text:style-name="P18"><text:span text:style-name="T1"><text:s text:c="2"/></text:span><text:span text:style-name="T15">\item</text:span><text:span text:style-name="T1"> </text:span><text:span text:style-name="T2">Результаты</text:span><text:span text:style-name="T1"> </text:span><text:span text:style-name="T2">Hipparcos</text:span><text:span text:style-name="T1"> </text:span><text:span text:style-name="T2">принимались</text:span><text:span text:style-name="T1"> </text:span><text:span text:style-name="T2">за</text:span><text:span text:style-name="T1"> </text:span><text:span text:style-name="T2">абсолютную</text:span><text:span text:style-name="T1"> </text:span><text:span text:style-name="T2">истину</text:span><text:span text:style-name="T1">, </text:span><text:span text:style-name="T2">хотя</text:span><text:span text:style-name="T1"> </text:span><text:span text:style-name="T2">были</text:span><text:span text:style-name="T1"> </text:span><text:span text:style-name="T2">факты</text:span><text:span text:style-name="T1">, </text:span><text:span text:style-name="T2">указывающие</text:span><text:span text:style-name="T1"> </text:span><text:span text:style-name="T2">на</text:span><text:span text:style-name="T1"> </text:span><text:span text:style-name="T2">резкое</text:span><text:span text:style-name="T1"> </text:span><text:span text:style-name="T2">противоречие</text:span><text:span text:style-name="T1"> с </text:span><text:span text:style-name="T2">данными</text:span><text:span text:style-name="T1"> </text:span><text:span text:style-name="T2">наземных</text:span><text:span text:style-name="T1"> </text:span><text:span text:style-name="T2">наблюдений – </text:span><text:span text:style-name="T5">не стоит так делать.</text:span></text:p>
      <text:p text:style-name="P18"><text:span text:style-name="T1"><text:s text:c="2"/></text:span><text:span text:style-name="T15">\item</text:span><text:span text:style-name="T1"> </text:span><text:span text:style-name="T2">Выявление</text:span><text:span text:style-name="T1"> </text:span><text:span text:style-name="T2">сист</text:span><text:span text:style-name="T1">. </text:span><text:span text:style-name="T2">ошибок</text:span><text:span text:style-name="T1"> – </text:span><text:span text:style-name="T2">только</text:span><text:span text:style-name="T1"> </text:span><text:span text:style-name="T2">сравнение</text:span><text:span text:style-name="T1"> с </text:span><text:span text:style-name="T2">другими</text:span><text:span text:style-name="T1"> </text:span><text:span text:style-name="T2">каталогами</text:span><text:span text:style-name="T1">, </text:span><text:span text:style-name="T2">полученными</text:span><text:span text:style-name="T1"> </text:span><text:span text:style-name="T2">незваисимо</text:span><text:span text:style-name="T1">. </text:span></text:p>
      <text:p text:style-name="P18"><text:span text:style-name="T1"><text:s text:c="2"/></text:span><text:span text:style-name="T15">\item</text:span><text:span text:style-name="T1"> </text:span><text:span text:style-name="T2">Выявлены</text:span><text:span text:style-name="T1"> </text:span><text:span text:style-name="T2">«рекордсмены»</text:span><text:span text:style-name="T1"> - </text:span><text:span text:style-name="T2">звезды</text:span><text:span text:style-name="T1"> с </text:span><text:span text:style-name="T2">явно</text:span><text:span text:style-name="T1"> </text:span><text:span text:style-name="T2">разными</text:span><text:span text:style-name="T1"> </text:span><text:span text:style-name="T2">параллаксами</text:span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noki" svg:font-family="mononoki, 'Meslo LG S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3:37:35.900609033</meta:creation-date>
    <dc:date>2018-06-05T07:45:26.123365838</dc:date>
    <meta:editing-duration>PT9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902" meta:character-count="6703" meta:non-whitespace-character-count="5829"/>
  </office:meta>
</office:document-meta>
</file>